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2258" calcext:value-type="float">
            <text:p>222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6606" calcext:value-type="float">
            <text:p>366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540" calcext:value-type="float">
            <text:p>39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7217" calcext:value-type="float">
            <text:p>572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83691" calcext:value-type="float">
            <text:p>1836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45035" calcext:value-type="float">
            <text:p>145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31968" calcext:value-type="float">
            <text:p>103196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58473" calcext:value-type="float">
            <text:p>584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85915" calcext:value-type="float">
            <text:p>1859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47950" calcext:value-type="float">
            <text:p>14795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47429" calcext:value-type="float">
            <text:p>10474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59312" calcext:value-type="float">
            <text:p>593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88613" calcext:value-type="float">
            <text:p>1886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50781" calcext:value-type="float">
            <text:p>1507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62560" calcext:value-type="float">
            <text:p>10625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59886" calcext:value-type="float">
            <text:p>598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91452" calcext:value-type="float">
            <text:p>1914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52111" calcext:value-type="float">
            <text:p>1521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79114" calcext:value-type="float">
            <text:p>1079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61136" calcext:value-type="float">
            <text:p>61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93800" calcext:value-type="float">
            <text:p>1938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54797" calcext:value-type="float">
            <text:p>1547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94476" calcext:value-type="float">
            <text:p>1094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61754" calcext:value-type="float">
            <text:p>6175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95693" calcext:value-type="float">
            <text:p>19569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56461" calcext:value-type="float">
            <text:p>1564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104022" calcext:value-type="float">
            <text:p>11040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62850" calcext:value-type="float">
            <text:p>628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97960" calcext:value-type="float">
            <text:p>1979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59390" calcext:value-type="float">
            <text:p>1593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119546" calcext:value-type="float">
            <text:p>11195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64401" calcext:value-type="float">
            <text:p>644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00288" calcext:value-type="float">
            <text:p>2002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62992" calcext:value-type="float">
            <text:p>1629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133972" calcext:value-type="float">
            <text:p>11339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66001" calcext:value-type="float">
            <text:p>66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02601" calcext:value-type="float">
            <text:p>202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66729" calcext:value-type="float">
            <text:p>16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148274" calcext:value-type="float">
            <text:p>1148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67491" calcext:value-type="float">
            <text:p>674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204873" calcext:value-type="float">
            <text:p>2048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70397" calcext:value-type="float">
            <text:p>1703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161760" calcext:value-type="float">
            <text:p>11617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68681" calcext:value-type="float">
            <text:p>686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207308" calcext:value-type="float">
            <text:p>2073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74128" calcext:value-type="float">
            <text:p>1741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175018" calcext:value-type="float">
            <text:p>11750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69529" calcext:value-type="float">
            <text:p>695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209890" calcext:value-type="float">
            <text:p>2098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75786" calcext:value-type="float">
            <text:p>1757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189907" calcext:value-type="float">
            <text:p>1189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70215" calcext:value-type="float">
            <text:p>702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212150" calcext:value-type="float">
            <text:p>2121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77196" calcext:value-type="float">
            <text:p>1771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201763" calcext:value-type="float">
            <text:p>12017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71129" calcext:value-type="float">
            <text:p>711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14084" calcext:value-type="float">
            <text:p>2140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79145" calcext:value-type="float">
            <text:p>1791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215028" calcext:value-type="float">
            <text:p>12150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71953" calcext:value-type="float">
            <text:p>719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216524" calcext:value-type="float">
            <text:p>2165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80785" calcext:value-type="float">
            <text:p>1807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230107" calcext:value-type="float">
            <text:p>12301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73082" calcext:value-type="float">
            <text:p>730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218922" calcext:value-type="float">
            <text:p>21892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82917" calcext:value-type="float">
            <text:p>1829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245340" calcext:value-type="float">
            <text:p>12453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74043" calcext:value-type="float">
            <text:p>740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221556" calcext:value-type="float">
            <text:p>2215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84993" calcext:value-type="float">
            <text:p>1849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260377" calcext:value-type="float">
            <text:p>12603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74869" calcext:value-type="float">
            <text:p>748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224211" calcext:value-type="float">
            <text:p>224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86734" calcext:value-type="float">
            <text:p>18673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276096" calcext:value-type="float">
            <text:p>12760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75847" calcext:value-type="float">
            <text:p>758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26871" calcext:value-type="float">
            <text:p>2268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88944" calcext:value-type="float">
            <text:p>18894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291184" calcext:value-type="float">
            <text:p>129118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76943" calcext:value-type="float">
            <text:p>769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28760" calcext:value-type="float">
            <text:p>2287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91191" calcext:value-type="float">
            <text:p>1911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303796" calcext:value-type="float">
            <text:p>13037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78174" calcext:value-type="float">
            <text:p>781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231104" calcext:value-type="float">
            <text:p>2311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93773" calcext:value-type="float">
            <text:p>1937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318277" calcext:value-type="float">
            <text:p>1318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79788" calcext:value-type="float">
            <text:p>797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33123" calcext:value-type="float">
            <text:p>2331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96832" calcext:value-type="float">
            <text:p>1968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332573" calcext:value-type="float">
            <text:p>1332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80761" calcext:value-type="float">
            <text:p>807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35687" calcext:value-type="float">
            <text:p>2356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99012" calcext:value-type="float">
            <text:p>199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347818" calcext:value-type="float">
            <text:p>13478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81835" calcext:value-type="float">
            <text:p>818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37811" calcext:value-type="float">
            <text:p>2378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02051" calcext:value-type="float">
            <text:p>2020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361629" calcext:value-type="float">
            <text:p>13616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82692" calcext:value-type="float">
            <text:p>826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40017" calcext:value-type="float">
            <text:p>2400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04271" calcext:value-type="float">
            <text:p>2042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377261" calcext:value-type="float">
            <text:p>1377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83852" calcext:value-type="float">
            <text:p>838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42474" calcext:value-type="float">
            <text:p>2424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06382" calcext:value-type="float">
            <text:p>2063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392523" calcext:value-type="float">
            <text:p>13925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85095" calcext:value-type="float">
            <text:p>8509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45028" calcext:value-type="float">
            <text:p>2450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08400" calcext:value-type="float">
            <text:p>20840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405156" calcext:value-type="float">
            <text:p>140515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86332" calcext:value-type="float">
            <text:p>863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47535" calcext:value-type="float">
            <text:p>2475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11437" calcext:value-type="float">
            <text:p>21143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418617" calcext:value-type="float">
            <text:p>14186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88275" calcext:value-type="float">
            <text:p>882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49449" calcext:value-type="float">
            <text:p>2494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16049" calcext:value-type="float">
            <text:p>2160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430159" calcext:value-type="float">
            <text:p>14301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90047" calcext:value-type="float">
            <text:p>900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51539" calcext:value-type="float">
            <text:p>25153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19699" calcext:value-type="float">
            <text:p>21969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442678" calcext:value-type="float">
            <text:p>144267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92081" calcext:value-type="float">
            <text:p>920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253456" calcext:value-type="float">
            <text:p>2534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223765" calcext:value-type="float">
            <text:p>2237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454694" calcext:value-type="float">
            <text:p>1454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93816" calcext:value-type="float">
            <text:p>938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255684" calcext:value-type="float">
            <text:p>2556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227845" calcext:value-type="float">
            <text:p>2278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464873" calcext:value-type="float">
            <text:p>14648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95340" calcext:value-type="float">
            <text:p>953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258250" calcext:value-type="float">
            <text:p>2582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231170" calcext:value-type="float">
            <text:p>231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478480" calcext:value-type="float">
            <text:p>14784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96250" calcext:value-type="float">
            <text:p>962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261431" calcext:value-type="float">
            <text:p>2614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233503" calcext:value-type="float">
            <text:p>2335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493127" calcext:value-type="float">
            <text:p>14931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97634" calcext:value-type="float">
            <text:p>976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264453" calcext:value-type="float">
            <text:p>2644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236877" calcext:value-type="float">
            <text:p>2368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510238" calcext:value-type="float">
            <text:p>15102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98951" calcext:value-type="float">
            <text:p>989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67599" calcext:value-type="float">
            <text:p>2675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40147" calcext:value-type="float">
            <text:p>2401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527078" calcext:value-type="float">
            <text:p>152707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00489" calcext:value-type="float">
            <text:p>1004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270607" calcext:value-type="float">
            <text:p>2706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244039" calcext:value-type="float">
            <text:p>2440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543635" calcext:value-type="float">
            <text:p>15436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01936" calcext:value-type="float">
            <text:p>101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274025" calcext:value-type="float">
            <text:p>2740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247485" calcext:value-type="float">
            <text:p>2474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560317" calcext:value-type="float">
            <text:p>15603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03684" calcext:value-type="float">
            <text:p>1036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276200" calcext:value-type="float">
            <text:p>2762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251982" calcext:value-type="float">
            <text:p>2519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574239" calcext:value-type="float">
            <text:p>15742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06210" calcext:value-type="float">
            <text:p>1062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283507" calcext:value-type="float">
            <text:p>2835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258101" calcext:value-type="float">
            <text:p>2581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602438" calcext:value-type="float">
            <text:p>16024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07470" calcext:value-type="float">
            <text:p>1074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287535" calcext:value-type="float">
            <text:p>2875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261610" calcext:value-type="float">
            <text:p>261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614102" calcext:value-type="float">
            <text:p>16141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8299" calcext:value-type="float">
            <text:p>108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292384" calcext:value-type="float">
            <text:p>292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264580" calcext:value-type="float">
            <text:p>2645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628349" calcext:value-type="float">
            <text:p>16283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9425" calcext:value-type="float">
            <text:p>1094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298067" calcext:value-type="float">
            <text:p>2980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267324" calcext:value-type="float">
            <text:p>267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643438" calcext:value-type="float">
            <text:p>16434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10404" calcext:value-type="float">
            <text:p>1104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304331" calcext:value-type="float">
            <text:p>3043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12221" calcext:value-type="float">
            <text:p>1122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309962" calcext:value-type="float">
            <text:p>3099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2">00/00/0000</text:date>, <text:time style:data-style-name="N2" text:time-value="21:52:29.0861164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8-02T21:57:25.781733634</dc:date>
    <dc:creator>Jesus Castagnetto</dc:creator>
    <meta:editing-duration>P1DT16H42M52S</meta:editing-duration>
    <meta:editing-cycles>124</meta:editing-cycles>
    <meta:generator>LibreOffice/6.4.3.2$Linux_X86_64 LibreOffice_project/40$Build-2</meta:generator>
    <meta:document-statistic meta:table-count="1" meta:cell-count="1852" meta:object-count="0"/>
  </office:meta>
</office:document-meta>
</file>